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A0000036774DD61F6.png" manifest:media-type="image/png"/>
  <manifest:file-entry manifest:full-path="Pictures/10000000000007260000039793ED1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1ff" officeooo:paragraph-rsid="000ed1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3 q4</text:p>
      <text:p text:style-name="P1"><draw:frame draw:style-name="fr2" draw:name="Image1" text:anchor-type="char" svg:x="-0.198in" svg:y="0.0811in" svg:width="6.9252in" svg:height="3.4772in" draw:z-index="0"><draw:image xlink:href="Pictures/10000000000007260000039793ED1771.png" xlink:type="simple" xlink:show="embed" xlink:actuate="onLoad" draw:mime-type="image/png"/></draw:frame></text:p>
      <text:p text:style-name="P1"/>
      <text:p text:style-name="P1">Vim</text:p>
      <text:p text:style-name="P1"><draw:frame draw:style-name="fr1" draw:name="Image2" text:anchor-type="char" svg:width="6.3953in" svg:height="6.3728in" draw:z-index="1"><draw:image xlink:href="Pictures/100000000000036A0000036774DD61F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1:39:30.618015814</meta:creation-date>
    <dc:date>2025-02-20T21:45:03.187724567</dc:date>
    <meta:editing-duration>PT5M34S</meta:editing-duration>
    <meta:editing-cycles>1</meta:editing-cycles>
    <meta:document-statistic meta:table-count="0" meta:image-count="2" meta:object-count="0" meta:page-count="2" meta:paragraph-count="2" meta:word-count="3" meta:character-count="10" meta:non-whitespace-character-count="9"/>
    <meta:generator>LibreOffice/24.2.7.2$Linux_X86_64 LibreOffice_project/420$Build-2</meta:generator>
  </office:meta>
</office:document-meta>
</file>